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2.5764in"/>
    </style:style>
    <style:style style:name="co3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1688045298.487068-parser_logs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cleaning_start__avg_removed_p_in_itrs</text:p>
          </table:table-cell>
          <table:table-cell office:value-type="string" calcext:value-type="string">
            <text:p>min_it_duration</text:p>
          </table:table-cell>
          <table:table-cell office:value-type="string" calcext:value-type="string">
            <text:p>max_it_duration</text:p>
          </table:table-cell>
          <table:table-cell office:value-type="string" calcext:value-type="string">
            <text:p>avg_it_duration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1.045" calcext:value-type="float">
            <text:p>1.045</text:p>
          </table:table-cell>
          <table:table-cell office:value-type="float" office:value="59.441926407814" calcext:value-type="float">
            <text:p>59.441926407814</text:p>
          </table:table-cell>
          <table:table-cell office:value-type="float" office:value="59.8869065999985" calcext:value-type="float">
            <text:p>59.8869065999985</text:p>
          </table:table-cell>
          <table:table-cell table:style-name="ce2" office:value-type="float" office:value="59.8088648731709" calcext:value-type="float">
            <text:p>59.8088648731709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0464877522699378" calcext:value-type="float">
            <text:p>0.046487752269938</text:p>
          </table:table-cell>
          <table:table-cell office:value-type="float" office:value="0.311484599160681" calcext:value-type="float">
            <text:p>0.311484599160681</text:p>
          </table:table-cell>
          <table:table-cell office:value-type="float" office:value="0.101308081350972" calcext:value-type="float">
            <text:p>0.101308081350972</text:p>
          </table:table-cell>
          <table:table-cell office:value-type="float" office:value="0.00658267239309685" calcext:value-type="float">
            <text:p>0.00658267239309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0.98" calcext:value-type="float">
            <text:p>0.98</text:p>
          </table:table-cell>
          <table:table-cell table:style-name="ce2" office:value-type="float" office:value="58.7662301063538" calcext:value-type="float">
            <text:p>58.7662301063538</text:p>
          </table:table-cell>
          <table:table-cell office:value-type="float" office:value="59.8233880996704" calcext:value-type="float">
            <text:p>59.8233880996704</text:p>
          </table:table-cell>
          <table:table-cell office:value-type="float" office:value="59.8018418097496" calcext:value-type="float">
            <text:p>59.8018418097496</text:p>
          </table:table-cell>
        </table:table-row>
        <table:table-row table:style-name="ro1">
          <table:table-cell table:style-name="ce1" office:value-type="string" calcext:value-type="string">
            <text:p>25%</text:p>
          </table:table-cell>
          <table:table-cell office:value-type="float" office:value="1.0225" calcext:value-type="float">
            <text:p>1.0225</text:p>
          </table:table-cell>
          <table:table-cell office:value-type="float" office:value="59.4526277780533" calcext:value-type="float">
            <text:p>59.4526277780533</text:p>
          </table:table-cell>
          <table:table-cell office:value-type="float" office:value="59.8237702250481" calcext:value-type="float">
            <text:p>59.8237702250481</text:p>
          </table:table-cell>
          <table:table-cell office:value-type="float" office:value="59.80398640275" calcext:value-type="float">
            <text:p>59.80398640275</text:p>
          </table:table-cell>
        </table:table-row>
        <table:table-row table:style-name="ro1">
          <table:table-cell table:style-name="ce1" office:value-type="string" calcext:value-type="string">
            <text:p>50%</text:p>
          </table:table-cell>
          <table:table-cell office:value-type="float" office:value="1.04" calcext:value-type="float">
            <text:p>1.04</text:p>
          </table:table-cell>
          <table:table-cell office:value-type="float" office:value="59.6098510026932" calcext:value-type="float">
            <text:p>59.6098510026932</text:p>
          </table:table-cell>
          <table:table-cell office:value-type="float" office:value="59.8242279291153" calcext:value-type="float">
            <text:p>59.8242279291153</text:p>
          </table:table-cell>
          <table:table-cell office:value-type="float" office:value="59.8090700984001" calcext:value-type="float">
            <text:p>59.8090700984001</text:p>
          </table:table-cell>
        </table:table-row>
        <table:table-row table:style-name="ro1">
          <table:table-cell table:style-name="ce1" office:value-type="string" calcext:value-type="string">
            <text:p>75%</text:p>
          </table:table-cell>
          <table:table-cell office:value-type="float" office:value="1.065" calcext:value-type="float">
            <text:p>1.065</text:p>
          </table:table-cell>
          <table:table-cell office:value-type="float" office:value="59.6113464832306" calcext:value-type="float">
            <text:p>59.6113464832306</text:p>
          </table:table-cell>
          <table:table-cell office:value-type="float" office:value="59.9803224802017" calcext:value-type="float">
            <text:p>59.9803224802017</text:p>
          </table:table-cell>
          <table:table-cell office:value-type="float" office:value="59.8105189311504" calcext:value-type="float">
            <text:p>59.8105189311504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.15" calcext:value-type="float">
            <text:p>1.15</text:p>
          </table:table-cell>
          <table:table-cell office:value-type="float" office:value="59.6120789051056" calcext:value-type="float">
            <text:p>59.6120789051056</text:p>
          </table:table-cell>
          <table:table-cell table:style-name="ce2" office:value-type="float" office:value="60.0348811149597" calcext:value-type="float">
            <text:p>60.0348811149597</text:p>
          </table:table-cell>
          <table:table-cell office:value-type="float" office:value="59.8245625734329" calcext:value-type="float">
            <text:p>59.82456257343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6-29T15:34:04.233928971</dc:date>
    <meta:editing-duration>PT43S</meta:editing-duration>
    <meta:editing-cycles>1</meta:editing-cycles>
    <meta:document-statistic meta:table-count="1" meta:cell-count="44" meta:object-count="0"/>
    <meta:generator>LibreOffice/6.4.7.2$Linux_X86_64 LibreOffice_project/40$Build-2</meta:generator>
  </office:meta>
</office:document-meta>
</file>